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DejaVu Sans Mono" fo:font-size="10.5pt" fo:font-style="normal" style:text-underline-style="none" fo:font-weight="normal" officeooo:rsid="00092bc8" officeooo:paragraph-rsid="00092bc8" style:text-blinking="false" fo:background-color="transparent" style:font-size-asian="10.5pt" style:font-size-complex="10.5pt"/>
    </style:style>
    <style:style style:name="P2" style:family="paragraph" style:parent-style-name="Standard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DejaVu Sans Mono" fo:font-size="10.5pt" fo:font-style="normal" style:text-underline-style="none" fo:font-weight="normal" officeooo:rsid="000bd014" officeooo:paragraph-rsid="000bd014" style:text-blinking="false" fo:background-color="transparent" style:font-size-asian="10.5pt" style:font-size-complex="10.5pt"/>
    </style:style>
    <style:style style:name="P3" style:family="paragraph" style:parent-style-name="Standard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DejaVu Sans Mono" fo:font-size="10.5pt" fo:font-style="normal" style:text-underline-style="solid" style:text-underline-width="auto" style:text-underline-color="font-color" fo:font-weight="bold" officeooo:rsid="00092bc8" officeooo:paragraph-rsid="00092bc8" style:text-blinking="false" fo:background-color="transparent" style:font-size-asian="10.5pt" style:font-weight-asian="bold" style:font-size-complex="10.5pt" style:font-weight-complex="bold"/>
    </style:style>
    <style:style style:name="P4" style:family="paragraph" style:parent-style-name="Standard">
      <style:text-properties style:font-name="DejaVu Sans Mono" fo:font-size="10.5pt" style:font-size-asian="10.5pt" style:font-size-complex="10.5pt"/>
    </style:style>
    <style:style style:name="P5" style:family="paragraph" style:parent-style-name="Standard">
      <style:text-properties style:font-name="DejaVu Sans Mono" fo:font-size="10.5pt" officeooo:rsid="0007ac2f" officeooo:paragraph-rsid="0007ac2f" style:font-size-asian="10.5pt" style:font-size-complex="10.5pt"/>
    </style:style>
    <style:style style:name="P6" style:family="paragraph" style:parent-style-name="Standard">
      <style:paragraph-properties fo:margin-left="1.251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DejaVu Sans Mono" fo:font-size="10.5pt" fo:font-style="normal" style:text-underline-style="none" fo:font-weight="normal" officeooo:rsid="000bd014" officeooo:paragraph-rsid="000bd014" style:text-blinking="false" fo:background-color="transparent" style:font-size-asian="10.5pt" style:font-size-complex="10.5pt"/>
    </style:style>
    <style:style style:name="P7" style:family="paragraph" style:parent-style-name="Standard">
      <style:paragraph-properties fo:margin-left="1.251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DejaVu Sans Mono" fo:font-size="10.5pt" fo:font-style="normal" style:text-underline-style="none" fo:font-weight="normal" officeooo:rsid="00092bc8" officeooo:paragraph-rsid="000d41c7" style:text-blinking="false" fo:background-color="transparent" style:font-size-asian="10.5pt" style:font-size-complex="10.5pt"/>
    </style:style>
    <style:style style:name="P8" style:family="paragraph" style:parent-style-name="Standard">
      <style:paragraph-properties fo:margin-left="1.251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DejaVu Sans Mono" fo:font-size="10.5pt" fo:font-style="normal" style:text-underline-style="none" fo:font-weight="normal" officeooo:rsid="00092bc8" officeooo:paragraph-rsid="00092bc8" style:text-blinking="false" fo:background-color="transparent" style:font-size-asian="10.5pt" style:font-size-complex="10.5pt"/>
    </style:style>
    <style:style style:name="P9" style:family="paragraph" style:parent-style-name="Standard">
      <style:paragraph-properties fo:margin-left="1.251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DejaVu Sans Mono" fo:font-size="10.5pt" fo:font-style="normal" style:text-underline-style="none" fo:font-weight="normal" officeooo:rsid="00092bc8" officeooo:paragraph-rsid="000dd50d" style:text-blinking="false" fo:background-color="transparent" style:font-size-asian="10.5pt" style:font-size-complex="10.5pt"/>
    </style:style>
    <style:style style:name="P10" style:family="paragraph" style:parent-style-name="Standard">
      <style:paragraph-properties fo:margin-left="1.251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DejaVu Sans Mono" fo:font-size="10.5pt" fo:font-style="normal" style:text-underline-style="none" fo:font-weight="normal" officeooo:rsid="000dd50d" officeooo:paragraph-rsid="000dd50d" style:text-blinking="false" fo:background-color="transparent" style:font-size-asian="10.5pt" style:font-size-complex="10.5pt"/>
    </style:style>
    <style:style style:name="P11" style:family="paragraph" style:parent-style-name="Standard">
      <style:paragraph-properties fo:margin-left="1.251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DejaVu Sans Mono" fo:font-size="10.5pt" fo:font-style="normal" style:text-underline-style="none" fo:font-weight="normal" officeooo:rsid="0007ac2f" officeooo:paragraph-rsid="0007ac2f" style:text-blinking="false" fo:background-color="transparent" style:font-size-asian="10.5pt" style:font-size-complex="10.5pt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style:font-name="DejaVu Sans Mono" fo:font-size="10.5pt" officeooo:rsid="0007ac2f" officeooo:paragraph-rsid="0007ac2f" style:font-size-asian="10.5pt" style:font-size-complex="10.5pt"/>
    </style:style>
    <style:style style:name="P1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DejaVu Sans Mono" fo:font-size="10.5pt" fo:font-style="normal" style:text-underline-style="none" fo:font-weight="normal" style:text-blinking="false" fo:background-color="transparent" style:font-size-asian="10.5pt" style:font-size-complex="10.5pt"/>
    </style:style>
    <style:style style:name="P1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DejaVu Sans Mono" fo:font-size="10.5pt" fo:font-style="normal" style:text-underline-style="none" fo:font-weight="normal" officeooo:rsid="0007ac2f" officeooo:paragraph-rsid="0007ac2f" style:text-blinking="false" fo:background-color="transparent" style:font-size-asian="10.5pt" style:font-size-complex="10.5pt"/>
    </style:style>
    <style:style style:name="P1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font-name="DejaVu Sans Mono" fo:font-size="10.5pt" fo:font-style="normal" style:text-underline-style="solid" style:text-underline-width="auto" style:text-underline-color="font-color" fo:font-weight="bold" fo:background-color="transparent" style:font-size-asian="10.5pt" style:font-size-complex="10.5pt"/>
    </style:style>
    <style:style style:name="P16" style:family="paragraph" style:parent-style-name="Text_20_body">
      <style:text-properties style:font-name="DejaVu Sans Mono" fo:font-size="10.5pt" style:font-size-asian="10.5pt" style:font-size-complex="10.5pt"/>
    </style:style>
    <style:style style:name="P17" style:family="paragraph" style:parent-style-name="Text_20_body">
      <style:paragraph-properties fo:margin-left="1.251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DejaVu Sans Mono" fo:font-size="10.5pt" fo:font-style="normal" style:text-underline-style="none" fo:font-weight="normal" style:text-blinking="false" fo:background-color="transparent" style:font-size-asian="10.5pt" style:font-size-complex="10.5pt"/>
    </style:style>
    <style:style style:name="P18" style:family="paragraph" style:parent-style-name="Text_20_body">
      <style:paragraph-properties fo:margin-left="1.251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DejaVu Sans Mono" fo:font-size="10.5pt" fo:font-style="normal" style:text-underline-style="none" fo:font-weight="normal" officeooo:paragraph-rsid="0007ac2f" style:text-blinking="false" fo:background-color="transparent" style:font-size-asian="10.5pt" style:font-size-complex="10.5pt"/>
    </style:style>
    <style:style style:name="P19" style:family="paragraph" style:parent-style-name="Text_20_body">
      <style:paragraph-properties fo:margin-left="1.251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DejaVu Sans Mono" fo:font-size="10.5pt" fo:font-style="normal" style:text-underline-style="none" fo:font-weight="normal" officeooo:paragraph-rsid="00106edb" style:text-blinking="false" fo:background-color="transparent" style:font-size-asian="10.5pt" style:font-size-complex="10.5pt"/>
    </style:style>
    <style:style style:name="P20" style:family="paragraph" style:parent-style-name="Text_20_body">
      <style:paragraph-properties fo:margin-left="1.251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DejaVu Sans Mono" fo:font-size="10.5pt" fo:font-style="normal" style:text-underline-style="none" fo:font-weight="normal" officeooo:rsid="0007ac2f" officeooo:paragraph-rsid="0007ac2f" style:text-blinking="false" fo:background-color="transparent" style:font-size-asian="10.5pt" style:font-size-complex="10.5pt"/>
    </style:style>
    <style:style style:name="P21" style:family="paragraph" style:parent-style-name="Text_20_body">
      <style:paragraph-properties fo:margin-left="1.251cm" fo:margin-right="0cm" fo:text-indent="0cm" style:auto-text-indent="false"/>
      <style:text-properties style:font-name="DejaVu Sans Mono" fo:font-size="10.5pt" style:font-size-asian="10.5pt" style:font-size-complex="10.5pt"/>
    </style:style>
    <style:style style:name="T1" style:family="text">
      <style:text-properties officeooo:rsid="0007ac2f"/>
    </style:style>
    <style:style style:name="T2" style:family="text">
      <style:text-properties officeooo:rsid="000d41c7"/>
    </style:style>
    <style:style style:name="T3" style:family="text">
      <style:text-properties officeooo:rsid="000dd50d"/>
    </style:style>
    <style:style style:name="T4" style:family="text">
      <style:text-properties officeooo:rsid="00106edb"/>
    </style:style>
    <style:style style:name="T5" style:family="text">
      <style:text-properties officeooo:rsid="00121bb3"/>
    </style:style>
    <style:style style:name="T6" style:family="text">
      <style:text-properties officeooo:rsid="0014afc3"/>
    </style:style>
    <style:style style:name="T7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bookmark text:name="docs-internal-guid-7f06cc4e-7fff-f19c-bcfb-8692feb3fa86"/>EJERCICIO 1</text:p>
      <text:p text:style-name="P13">AUTOR(#código,nombre)siendo</text:p>
      <text:p text:style-name="P17">código <text:span text:style-name="T7">es</text:span> <text:span text:style-name="T7">entero no nulo,</text:span></text:p>
      <text:p text:style-name="P17">nombre <text:span text:style-name="T7">es cadena no nulo</text:span>,</text:p>
      <text:p text:style-name="P17"><text:span text:style-name="T7">PK</text:span>(código)</text:p>
      <text:p text:style-name="P16"/>
      <text:p text:style-name="P13">LIBRO(#código,título,ISBN,editorial,páginas)siendo</text:p>
      <text:p text:style-name="P17">código es entero no nulo,</text:p>
      <text:p text:style-name="P17">título es cadena no nulo,</text:p>
      <text:p text:style-name="P17">ISBM es entero no nulo,</text:p>
      <text:p text:style-name="P17">editorial es cadena,</text:p>
      <text:p text:style-name="P17">páginas es entero,</text:p>
      <text:p text:style-name="P17">PK(código)</text:p>
      <text:p text:style-name="P16"/>
      <text:p text:style-name="P13">ESCRIBE(#codigo_autor, #codigo_libro)siendo</text:p>
      <text:p text:style-name="P17">código_autor es entero no nulo,</text:p>
      <text:p text:style-name="P17">código_libro es entero no nulo,</text:p>
      <text:p text:style-name="P17">PK(código_autor,código_libro),</text:p>
      <text:p text:style-name="P17">FK(código_autor/AUTOR(código)),</text:p>
      <text:p text:style-name="P17">FK(código_libro/LIBRO(código))</text:p>
      <text:p text:style-name="P16"/>
      <text:p text:style-name="P13">EJEMPLAR(#código,localización,codigo_libro)siendo</text:p>
      <text:p text:style-name="P17">código es entero no nulo,</text:p>
      <text:p text:style-name="P17">localización es cadena no nulo,</text:p>
      <text:p text:style-name="P17">codigo_libro es entero no nulo,</text:p>
      <text:p text:style-name="P17">PK(código),</text:p>
      <text:p text:style-name="P17">FK(código_libro/LIBRO(código))</text:p>
      <text:p text:style-name="P16"/>
      <text:p text:style-name="P13">USUARIO(#código,nombre,teléfono,dirección)siendo</text:p>
      <text:p text:style-name="P17">código es entero no nulo,</text:p>
      <text:p text:style-name="P17">nombre es cadena no nulo,</text:p>
      <text:p text:style-name="P17">teléfono es entero,</text:p>
      <text:p text:style-name="P17">dirección es cadena,</text:p>
      <text:p text:style-name="P17">PK(código)</text:p>
      <text:p text:style-name="P16"/>
      <text:p text:style-name="P13">SACA(#código_usuario,#codigo_ejemplar,fecha_devolución,#fecha_préstamo)siendo</text:p>
      <text:p text:style-name="P17">código_usuario es entero no nulo,</text:p>
      <text:p text:style-name="P17">código_ejemplar es entero no nulo,</text:p>
      <text:p text:style-name="P17">fecha_prestamo es fecha no nulo,</text:p>
      <text:p text:style-name="P19">fecha_devolución <text:span text:style-name="T4">es fecha,</text:span></text:p>
      <text:p text:style-name="P17">PK(código_usuario,código_ejemplar,fecha_devolución),</text:p>
      <text:p text:style-name="P17"><text:soft-page-break/>FK(código_usuario/USUARIO(código)),</text:p>
      <text:p text:style-name="P17">FK(código_ejemplar/EJEMPLAR(código))</text:p>
      <text:p text:style-name="P16"><text:line-break/><text:line-break/><text:line-break/><text:line-break/><text:line-break/></text:p>
      <text:p text:style-name="P15">EJERCICIO 2</text:p>
      <text:p text:style-name="P13"><text:span text:style-name="T1">PRODUCTO</text:span>(#código,existencias,descripción,precio)siendo</text:p>
      <text:p text:style-name="P17">código es entero no nulo,</text:p>
      <text:p text:style-name="P17">existencias es entero no nulo,</text:p>
      <text:p text:style-name="P17">descripción es cadena,</text:p>
      <text:p text:style-name="P17">precio es entero no nulo,</text:p>
      <text:p text:style-name="P17">PK(codigo)</text:p>
      <text:p text:style-name="P21"/>
      <text:p text:style-name="P13">CLIENTE(#código,apellidos,dirección,nombre,tlno)siendo</text:p>
      <text:p text:style-name="P17">código es entero no nulo,</text:p>
      <text:p text:style-name="P17">apellidos es <text:span text:style-name="T1">cadena</text:span>,</text:p>
      <text:p text:style-name="P17">nombre <text:span text:style-name="T1">es cadena,</text:span></text:p>
      <text:p text:style-name="P20">direccion es cadena,</text:p>
      <text:p text:style-name="P20">tlno es entero,</text:p>
      <text:p text:style-name="P20">PK(código)</text:p>
      <text:p text:style-name="P4"/>
      <text:p text:style-name="P5">COMPRA(#codigo_producto,#codigo_cliente,#fecha_compra)siendo</text:p>
      <text:p text:style-name="P12">codigo_producto es entero no nulo,</text:p>
      <text:p text:style-name="P12">codigo_cliente es entero no nulo,</text:p>
      <text:p text:style-name="P12">fecha_compra es fecha no nulo,</text:p>
      <text:p text:style-name="P12">PK(codigo_producto,codigo_cliente,fecha_compra),</text:p>
      <text:p text:style-name="P12">FK(codigo_producto/PRODUCTO(codigo)),</text:p>
      <text:p text:style-name="P12">FK(codigo_cliente/CLIENTE(codigo))</text:p>
      <text:p text:style-name="P5"/>
      <text:p text:style-name="P5">PROVEEDOR(#codigo,nombre,apellidos,direccion,tlno)siendo</text:p>
      <text:p text:style-name="P18">código es entero no nulo,</text:p>
      <text:p text:style-name="P18">apellidos es <text:span text:style-name="T1">cadena</text:span>,</text:p>
      <text:p text:style-name="P18">nombre <text:span text:style-name="T1">es cadena,</text:span></text:p>
      <text:p text:style-name="P20">direccion es cadena,</text:p>
      <text:p text:style-name="P20">tlno es entero,</text:p>
      <text:p text:style-name="P20">PK(código)</text:p>
      <text:p text:style-name="P20"/>
      <text:p text:style-name="P14">SUMINISTRA(#codigo_producto,#codigo_proveedor)siendo</text:p>
      <text:p text:style-name="P20">PK(codigo_producto,codigo_proveedor),</text:p>
      <text:p text:style-name="P11">FK(codigo_producto/PRODUCTO(codigo))</text:p>
      <text:p text:style-name="P11">FK(codigo_proveedor/PROVEEDOR(codigo))</text:p>
      <text:p text:style-name="P3"/>
      <text:p text:style-name="P3">EJERCICIO 3</text:p>
      <text:p text:style-name="P1"><text:soft-page-break/>PROFESOR(#dni,nombre,dirección,tfno)<text:span text:style-name="T7">siendo</text:span></text:p>
      <text:p text:style-name="P8">dni <text:span text:style-name="T7">es cadena no nulo</text:span>,</text:p>
      <text:p text:style-name="P8">nombre <text:span text:style-name="T7">es cadena no nulo,</text:span></text:p>
      <text:p text:style-name="P8">dirección <text:span text:style-name="T7">es cadena</text:span>,</text:p>
      <text:p text:style-name="P8">tfno <text:span text:style-name="T7">es entero,</text:span></text:p>
      <text:p text:style-name="P8"><text:span text:style-name="T7">PK(</text:span>dni)</text:p>
      <text:p text:style-name="P1"/>
      <text:p text:style-name="P1">MODULO(#código,nombre,dni)siendo</text:p>
      <text:p text:style-name="P8">codigo <text:span text:style-name="T7">es entero no nulo</text:span>,</text:p>
      <text:p text:style-name="P8">nombre <text:span text:style-name="T7">es cadena no nulo</text:span>,</text:p>
      <text:p text:style-name="P8"><text:span text:style-name="T7">PK</text:span>(codigo),</text:p>
      <text:p text:style-name="P8"><text:span text:style-name="T7">FK</text:span>(dni/PROFESOR(dni))</text:p>
      <text:p text:style-name="P1"/>
      <text:p text:style-name="P1">ALUMNO(#expediente,nombre,fecha_nac,apellido,<text:span text:style-name="T3">expediente_</text:span><text:span text:style-name="T6">alumno</text:span>)<text:span text:style-name="T7">siendo</text:span></text:p>
      <text:p text:style-name="P8">expediente <text:span text:style-name="T7">es cadena no nulo</text:span>,</text:p>
      <text:p text:style-name="P8">nombre e<text:span text:style-name="T7">s cadena no nulo</text:span>,</text:p>
      <text:p text:style-name="P8">fecha_nac <text:span text:style-name="T7">es fecha</text:span>,</text:p>
      <text:p text:style-name="P8">apellido <text:span text:style-name="T7">es cadena</text:span>,</text:p>
      <text:p text:style-name="P9">expediente_<text:span text:style-name="T6">alumno</text:span> <text:span text:style-name="T7">es cadena no nulo,</text:span></text:p>
      <text:p text:style-name="P8"><text:span text:style-name="T7">PK</text:span>(expediente),</text:p>
      <text:p text:style-name="P10"><text:span text:style-name="T7">FK</text:span>(expediente/ALUMNO(expediente_<text:span text:style-name="T6">alumno</text:span>))</text:p>
      <text:p text:style-name="P1"/>
      <text:p text:style-name="P2">CURSA(<text:span text:style-name="T3">#</text:span>codigo_modulo,<text:span text:style-name="T3">#</text:span><text:span text:style-name="T2">expediente</text:span>)<text:span text:style-name="T7">siendo</text:span></text:p>
      <text:p text:style-name="P6">codigo_modulo <text:span text:style-name="T7">es entero no nulo,</text:span></text:p>
      <text:p text:style-name="P7">expediente <text:span text:style-name="T7">es cadena no nulo,</text:span></text:p>
      <text:p text:style-name="P6"><text:span text:style-name="T7">PK</text:span>(codigo_modulo,codigo_alumno),</text:p>
      <text:p text:style-name="P6"><text:span text:style-name="T7">FK(</text:span><text:span text:style-name="T2">expediente</text:span>/ALUMNO(<text:span text:style-name="T5">expediente</text:span>)),</text:p>
      <text:p text:style-name="P6"><text:span text:style-name="T7">FK</text:span>(codigo_modulo/MODULO(codigo)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6T12:13:37.262765534</meta:creation-date>
    <dc:date>2021-11-17T13:29:13.081033252</dc:date>
    <meta:editing-duration>PT58M58S</meta:editing-duration>
    <meta:editing-cycles>15</meta:editing-cycles>
    <meta:generator>LibreOffice/7.0.4.2$Linux_X86_64 LibreOffice_project/00$Build-2</meta:generator>
    <meta:document-statistic meta:table-count="0" meta:image-count="0" meta:object-count="0" meta:page-count="3" meta:paragraph-count="97" meta:word-count="264" meta:character-count="2765" meta:non-whitespace-character-count="2592"/>
  </office:meta>
</office:document-meta>
</file>